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1.5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41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ackground-color="#f9a870" style:text-align-source="fix" style:repeat-content="false" fo:border="2.01pt solid #000000"/>
      <style:paragraph-properties fo:text-align="center" fo:margin-left="0mm"/>
    </style:style>
    <style:style style:name="ce8" style:family="table-cell" style:parent-style-name="Default" style:data-style-name="N2"/>
    <style:style style:name="ce25" style:family="table-cell" style:parent-style-name="Default" style:data-style-name="N2">
      <style:table-cell-properties fo:background-color="#ffdaa2" style:text-align-source="fix" style:repeat-content="false" fo:border="2.01pt solid #000000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cell-content-is-between(85,100)" style:apply-style-name="Senza_20_nome1" style:base-cell-address="Foglio1.H4"/>
      <style:map style:condition="cell-content-is-between(70,85)" style:apply-style-name="Senza_20_nome2" style:base-cell-address="Foglio1.H4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cell-content-is-between(85,100)" style:apply-style-name="Senza_20_nome1" style:base-cell-address="Foglio1.H5"/>
      <style:map style:condition="cell-content-is-between(70,85)" style:apply-style-name="Senza_20_nome2" style:base-cell-address="Foglio1.H5"/>
    </style:style>
    <style:style style:name="ce28" style:family="table-cell" style:parent-style-name="Default" style:data-style-name="N2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cell-content-is-between(85,100)" style:apply-style-name="Senza_20_nome3" style:base-cell-address="Foglio1.M4"/>
      <style:map style:condition="cell-content-is-between(70,85)" style:apply-style-name="Senza_20_nome4" style:base-cell-address="Foglio1.M4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7" table:default-cell-style-name="ce10"/>
        <table:table-column table:style-name="co7" table:number-columns-repeated="2" table:default-cell-style-name="ce6"/>
        <table:table-column table:style-name="co7" table:number-columns-repeated="2" table:default-cell-style-name="ce7"/>
        <table:table-column table:style-name="co7" table:default-cell-style-name="ce15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TOF vs ARDUINO</text:p>
          </table:table-cell>
          <table:table-cell table:style-name="ce1" office:value-type="string" calcext:value-type="string">
            <text:p>10-10-2018</text:p>
          </table:table-cell>
          <table:table-cell table:style-name="ce1" office:value-type="string" calcext:value-type="string">
            <text:p>OUT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 table:number-columns-spanned="7" table:number-rows-spanned="1">
            <text:p>TOF</text:p>
          </table:table-cell>
          <table:covered-table-cell table:number-columns-repeated="6" table:style-name="Default"/>
          <table:table-cell table:style-name="ce12" office:value-type="string" calcext:value-type="string" table:number-columns-spanned="5" table:number-rows-spanned="1">
            <text:p>ARDUINO</text:p>
          </table:table-cell>
          <table:covered-table-cell table:number-columns-repeated="4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REAL IN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REAL OUT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ACC. IN</text:p>
          </table:table-cell>
          <table:table-cell table:style-name="ce5" office:value-type="string" calcext:value-type="string">
            <text:p>ACC. OUT</text:p>
          </table:table-cell>
          <table:table-cell table:style-name="ce5" office:value-type="string" calcext:value-type="string">
            <text:p>% media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ACC. IN</text:p>
          </table:table-cell>
          <table:table-cell table:style-name="ce5" office:value-type="string" calcext:value-type="string">
            <text:p>ACC. OUT</text:p>
          </table:table-cell>
          <table:table-cell table:style-name="ce5" office:value-type="string" calcext:value-type="string">
            <text:p>% media</text:p>
          </table:table-cell>
          <table:table-cell table:style-name="ce5" table:number-columns-repeated="2"/>
        </table:table-row>
        <table:table-row table:style-name="ro2">
          <table:table-cell office:value-type="time" office:time-value="PT14H42M00S" calcext:value-type="time">
            <text:p>14:4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00-ABS(([.C4]-[.B4])/[.B4])*100" office:value-type="float" office:value="100" calcext:value-type="float">
            <text:p>100,00</text:p>
          </table:table-cell>
          <table:table-cell table:formula="of:=100-ABS(([.E4]-[.D4])/[.D4])*100" office:value-type="float" office:value="100" calcext:value-type="float">
            <text:p>100,00</text:p>
          </table:table-cell>
          <table:table-cell table:style-name="ce9" table:formula="of:=AVERAGE([.F4:.G4])" office:value-type="float" office:value="100" calcext:value-type="float">
            <text:p>100,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00-(ABS([.B4]-[.I4])/[.B4])*100" office:value-type="float" office:value="85.7142857142857" calcext:value-type="float">
            <text:p>85,71</text:p>
          </table:table-cell>
          <table:table-cell table:formula="of:=100-(ABS([.D4]-[.J4])/[.D4])*100" office:value-type="float" office:value="75" calcext:value-type="float">
            <text:p>75,00</text:p>
          </table:table-cell>
          <table:table-cell table:formula="of:=AVERAGE([.K4:.L4])" office:value-type="float" office:value="80.3571428571429" calcext:value-type="float">
            <text:p>80,36</text:p>
          </table:table-cell>
          <table:table-cell table:number-columns-repeated="2"/>
        </table:table-row>
        <table:table-row table:style-name="ro2">
          <table:table-cell office:value-type="time" office:time-value="PT14H47M00S" calcext:value-type="time">
            <text:p>14:47: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100-ABS(([.C5]-[.B5])/[.B5])*100" office:value-type="float" office:value="100" calcext:value-type="float">
            <text:p>100,00</text:p>
          </table:table-cell>
          <table:table-cell table:formula="of:=100-ABS(([.E5]-[.D5])/[.D5])*100" office:value-type="float" office:value="87.5" calcext:value-type="float">
            <text:p>87,50</text:p>
          </table:table-cell>
          <table:table-cell table:formula="of:=AVERAGE([.F5:.G5])" office:value-type="float" office:value="93.75" calcext:value-type="float">
            <text:p>93,7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100-(ABS([.B5]-[.I5])/[.B5])*100" office:value-type="float" office:value="91.6666666666667" calcext:value-type="float">
            <text:p>91,67</text:p>
          </table:table-cell>
          <table:table-cell table:formula="of:=100-(ABS([.D5]-[.J5])/[.D5])*100" office:value-type="float" office:value="87.5" calcext:value-type="float">
            <text:p>87,50</text:p>
          </table:table-cell>
          <table:table-cell table:formula="of:=AVERAGE([.K5:.L5])" office:value-type="float" office:value="89.5833333333333" calcext:value-type="float">
            <text:p>89,58</text:p>
          </table:table-cell>
          <table:table-cell table:number-columns-repeated="2"/>
        </table:table-row>
        <table:table-row table:style-name="ro2">
          <table:table-cell office:value-type="time" office:time-value="PT14H52M00S" calcext:value-type="time">
            <text:p>14:52: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100-ABS(([.C6]-[.B6])/[.B6])*100" office:value-type="float" office:value="87.5" calcext:value-type="float">
            <text:p>87,50</text:p>
          </table:table-cell>
          <table:table-cell table:formula="of:=100-ABS(([.E6]-[.D6])/[.D6])*100" office:value-type="float" office:value="90" calcext:value-type="float">
            <text:p>90,00</text:p>
          </table:table-cell>
          <table:table-cell table:formula="of:=AVERAGE([.F6:.G6])" office:value-type="float" office:value="88.75" calcext:value-type="float">
            <text:p>88,7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100-(ABS([.B6]-[.I6])/[.B6])*100" office:value-type="float" office:value="100" calcext:value-type="float">
            <text:p>100,00</text:p>
          </table:table-cell>
          <table:table-cell table:formula="of:=100-(ABS([.D6]-[.J6])/[.D6])*100" office:value-type="float" office:value="80" calcext:value-type="float">
            <text:p>80,00</text:p>
          </table:table-cell>
          <table:table-cell table:formula="of:=AVERAGE([.K6:.L6])" office:value-type="float" office:value="90" calcext:value-type="float">
            <text:p>90,00</text:p>
          </table:table-cell>
          <table:table-cell table:number-columns-repeated="2"/>
        </table:table-row>
        <table:table-row table:style-name="ro2">
          <table:table-cell office:value-type="time" office:time-value="PT14H57M00S" calcext:value-type="time">
            <text:p>14:57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100-ABS(([.C7]-[.B7])/[.B7])*100" office:value-type="float" office:value="100" calcext:value-type="float">
            <text:p>100,00</text:p>
          </table:table-cell>
          <table:table-cell table:formula="of:=100-ABS(([.E7]-[.D7])/[.D7])*100" office:value-type="float" office:value="100" calcext:value-type="float">
            <text:p>100,00</text:p>
          </table:table-cell>
          <table:table-cell table:formula="of:=AVERAGE([.F7:.G7])" office:value-type="float" office:value="100" calcext:value-type="float">
            <text:p>100,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100-(ABS([.B7]-[.I7])/[.B7])*100" office:value-type="float" office:value="85.7142857142857" calcext:value-type="float">
            <text:p>85,71</text:p>
          </table:table-cell>
          <table:table-cell table:formula="of:=100-(ABS([.D7]-[.J7])/[.D7])*100" office:value-type="float" office:value="90.9090909090909" calcext:value-type="float">
            <text:p>90,91</text:p>
          </table:table-cell>
          <table:table-cell table:formula="of:=AVERAGE([.K7:.L7])" office:value-type="float" office:value="88.3116883116883" calcext:value-type="float">
            <text:p>88,31</text:p>
          </table:table-cell>
          <table:table-cell table:number-columns-repeated="2"/>
        </table:table-row>
        <table:table-row table:style-name="ro2">
          <table:table-cell office:value-type="time" office:time-value="PT15H02M00S" calcext:value-type="time">
            <text:p>15:02: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00-ABS(([.C8]-[.B8])/[.B8])*100" office:value-type="float" office:value="100" calcext:value-type="float">
            <text:p>100,00</text:p>
          </table:table-cell>
          <table:table-cell table:formula="of:=100-ABS(([.E8]-[.D8])/[.D8])*100" office:value-type="float" office:value="100" calcext:value-type="float">
            <text:p>100,00</text:p>
          </table:table-cell>
          <table:table-cell table:formula="of:=AVERAGE([.F8:.G8])" office:value-type="float" office:value="100" calcext:value-type="float">
            <text:p>100,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00-(ABS([.B8]-[.I8])/[.B8])*100" office:value-type="float" office:value="90" calcext:value-type="float">
            <text:p>90,00</text:p>
          </table:table-cell>
          <table:table-cell table:formula="of:=100-(ABS([.D8]-[.J8])/[.D8])*100" office:value-type="float" office:value="100" calcext:value-type="float">
            <text:p>100,00</text:p>
          </table:table-cell>
          <table:table-cell table:formula="of:=AVERAGE([.K8:.L8])" office:value-type="float" office:value="95" calcext:value-type="float">
            <text:p>95,00</text:p>
          </table:table-cell>
          <table:table-cell table:number-columns-repeated="2"/>
        </table:table-row>
        <table:table-row table:style-name="ro2">
          <table:table-cell office:value-type="time" office:time-value="PT15H07M00S" calcext:value-type="time">
            <text:p>15:07:0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100-ABS(([.C9]-[.B9])/[.B9])*100" office:value-type="float" office:value="100" calcext:value-type="float">
            <text:p>100,00</text:p>
          </table:table-cell>
          <table:table-cell table:formula="of:=100-ABS(([.E9]-[.D9])/[.D9])*100" office:value-type="float" office:value="100" calcext:value-type="float">
            <text:p>100,00</text:p>
          </table:table-cell>
          <table:table-cell table:formula="of:=AVERAGE([.F9:.G9])" office:value-type="float" office:value="100" calcext:value-type="float">
            <text:p>100,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100-(ABS([.B9]-[.I9])/[.B9])*100" office:value-type="float" office:value="88.8888888888889" calcext:value-type="float">
            <text:p>88,89</text:p>
          </table:table-cell>
          <table:table-cell table:formula="of:=100-(ABS([.D9]-[.J9])/[.D9])*100" office:value-type="float" office:value="90" calcext:value-type="float">
            <text:p>90,00</text:p>
          </table:table-cell>
          <table:table-cell table:formula="of:=AVERAGE([.K9:.L9])" office:value-type="float" office:value="89.4444444444445" calcext:value-type="float">
            <text:p>89,44</text:p>
          </table:table-cell>
          <table:table-cell table:number-columns-repeated="2"/>
        </table:table-row>
        <table:table-row table:style-name="ro2">
          <table:table-cell office:value-type="time" office:time-value="PT15H12M00S" calcext:value-type="time">
            <text:p>15:12: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00-ABS(([.C10]-[.B10])/[.B10])*100" office:value-type="float" office:value="83.3333333333333" calcext:value-type="float">
            <text:p>83,33</text:p>
          </table:table-cell>
          <table:table-cell table:formula="of:=100-ABS(([.E10]-[.D10])/[.D10])*100" office:value-type="float" office:value="100" calcext:value-type="float">
            <text:p>100,00</text:p>
          </table:table-cell>
          <table:table-cell table:formula="of:=AVERAGE([.F10:.G10])" office:value-type="float" office:value="91.6666666666667" calcext:value-type="float">
            <text:p>91,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0-(ABS([.B10]-[.I10])/[.B10])*100" office:value-type="float" office:value="100" calcext:value-type="float">
            <text:p>100,00</text:p>
          </table:table-cell>
          <table:table-cell table:formula="of:=100-(ABS([.D10]-[.J10])/[.D10])*100" office:value-type="float" office:value="100" calcext:value-type="float">
            <text:p>100,00</text:p>
          </table:table-cell>
          <table:table-cell table:formula="of:=AVERAGE([.K10:.L10])" office:value-type="float" office:value="100" calcext:value-type="float">
            <text:p>100,00</text:p>
          </table:table-cell>
          <table:table-cell table:number-columns-repeated="2"/>
        </table:table-row>
        <table:table-row table:style-name="ro2">
          <table:table-cell office:value-type="time" office:time-value="PT15H17M00S" calcext:value-type="time">
            <text:p>15:17: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0-ABS(([.C11]-[.B11])/[.B11])*100" office:value-type="float" office:value="100" calcext:value-type="float">
            <text:p>100,00</text:p>
          </table:table-cell>
          <table:table-cell table:formula="of:=100-ABS(([.E11]-[.D11])/[.D11])*100" office:value-type="float" office:value="100" calcext:value-type="float">
            <text:p>100,00</text:p>
          </table:table-cell>
          <table:table-cell table:formula="of:=AVERAGE([.F11:.G11])" office:value-type="float" office:value="100" calcext:value-type="float">
            <text:p>100,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00-(ABS([.B11]-[.I11])/[.B11])*100" office:value-type="float" office:value="100" calcext:value-type="float">
            <text:p>100,00</text:p>
          </table:table-cell>
          <table:table-cell table:formula="of:=100-(ABS([.D11]-[.J11])/[.D11])*100" office:value-type="float" office:value="100" calcext:value-type="float">
            <text:p>100,00</text:p>
          </table:table-cell>
          <table:table-cell table:formula="of:=AVERAGE([.K11:.L11])" office:value-type="float" office:value="100" calcext:value-type="float">
            <text:p>100,00</text:p>
          </table:table-cell>
          <table:table-cell table:number-columns-repeated="2"/>
        </table:table-row>
        <table:table-row table:style-name="ro2">
          <table:table-cell office:value-type="time" office:time-value="PT15H22M00S" calcext:value-type="time">
            <text:p>15:22:0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00-ABS(([.C12]-[.B12])/[.B12])*100" office:value-type="float" office:value="100" calcext:value-type="float">
            <text:p>100,00</text:p>
          </table:table-cell>
          <table:table-cell table:formula="of:=100-ABS(([.E12]-[.D12])/[.D12])*100" office:value-type="float" office:value="100" calcext:value-type="float">
            <text:p>100,00</text:p>
          </table:table-cell>
          <table:table-cell table:formula="of:=AVERAGE([.F12:.G12])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00-(ABS([.B12]-[.I12])/[.B12])*100" office:value-type="float" office:value="88.8888888888889" calcext:value-type="float">
            <text:p>88,89</text:p>
          </table:table-cell>
          <table:table-cell table:formula="of:=100-(ABS([.D12]-[.J12])/[.D12])*100" office:value-type="float" office:value="100" calcext:value-type="float">
            <text:p>100,00</text:p>
          </table:table-cell>
          <table:table-cell table:formula="of:=AVERAGE([.K12:.L12])" office:value-type="float" office:value="94.4444444444445" calcext:value-type="float">
            <text:p>94,44</text:p>
          </table:table-cell>
          <table:table-cell table:number-columns-repeated="2"/>
        </table:table-row>
        <table:table-row table:style-name="ro2">
          <table:table-cell office:value-type="time" office:time-value="PT15H27M00S" calcext:value-type="time">
            <text:p>15:27: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100-ABS(([.C13]-[.B13])/[.B13])*100" office:value-type="float" office:value="66.6666666666667" calcext:value-type="float">
            <text:p>66,67</text:p>
          </table:table-cell>
          <table:table-cell table:formula="of:=100-ABS(([.E13]-[.D13])/[.D13])*100" office:value-type="float" office:value="88.8888888888889" calcext:value-type="float">
            <text:p>88,89</text:p>
          </table:table-cell>
          <table:table-cell table:formula="of:=AVERAGE([.F13:.G13])" office:value-type="float" office:value="77.7777777777778" calcext:value-type="float">
            <text:p>77,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100-(ABS([.B13]-[.I13])/[.B13])*100" office:value-type="float" office:value="66.6666666666667" calcext:value-type="float">
            <text:p>66,67</text:p>
          </table:table-cell>
          <table:table-cell table:formula="of:=100-(ABS([.D13]-[.J13])/[.D13])*100" office:value-type="float" office:value="88.8888888888889" calcext:value-type="float">
            <text:p>88,89</text:p>
          </table:table-cell>
          <table:table-cell table:formula="of:=AVERAGE([.K13:.L13])" office:value-type="float" office:value="77.7777777777778" calcext:value-type="float">
            <text:p>77,78</text:p>
          </table:table-cell>
          <table:table-cell table:number-columns-repeated="2"/>
        </table:table-row>
        <table:table-row table:style-name="ro2">
          <table:table-cell office:value-type="time" office:time-value="PT15H32M00S" calcext:value-type="time">
            <text:p>15:32: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100-ABS(([.C14]-[.B14])/[.B14])*100" office:value-type="float" office:value="83.3333333333333" calcext:value-type="float">
            <text:p>83,33</text:p>
          </table:table-cell>
          <table:table-cell table:formula="of:=100-ABS(([.E14]-[.D14])/[.D14])*100" office:value-type="float" office:value="85.7142857142857" calcext:value-type="float">
            <text:p>85,71</text:p>
          </table:table-cell>
          <table:table-cell table:formula="of:=AVERAGE([.F14:.G14])" office:value-type="float" office:value="84.5238095238095" calcext:value-type="float">
            <text:p>84,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00-(ABS([.B14]-[.I14])/[.B14])*100" office:value-type="float" office:value="83.3333333333333" calcext:value-type="float">
            <text:p>83,33</text:p>
          </table:table-cell>
          <table:table-cell table:formula="of:=100-(ABS([.D14]-[.J14])/[.D14])*100" office:value-type="float" office:value="85.7142857142857" calcext:value-type="float">
            <text:p>85,71</text:p>
          </table:table-cell>
          <table:table-cell table:formula="of:=AVERAGE([.K14:.L14])" office:value-type="float" office:value="84.5238095238095" calcext:value-type="float">
            <text:p>84,52</text:p>
          </table:table-cell>
          <table:table-cell table:number-columns-repeated="2"/>
        </table:table-row>
        <table:table-row table:style-name="ro2">
          <table:table-cell office:value-type="time" office:time-value="PT15H37M00S" calcext:value-type="time">
            <text:p>15:37: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00-ABS(([.C15]-[.B15])/[.B15])*100" office:value-type="float" office:value="100" calcext:value-type="float">
            <text:p>100,00</text:p>
          </table:table-cell>
          <table:table-cell table:formula="of:=100-ABS(([.E15]-[.D15])/[.D15])*100" office:value-type="float" office:value="100" calcext:value-type="float">
            <text:p>100,00</text:p>
          </table:table-cell>
          <table:table-cell table:formula="of:=AVERAGE([.F15:.G15])" office:value-type="float" office:value="100" calcext:value-type="float">
            <text:p>100,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100-(ABS([.B15]-[.I15])/[.B15])*100" office:value-type="float" office:value="100" calcext:value-type="float">
            <text:p>100,00</text:p>
          </table:table-cell>
          <table:table-cell table:formula="of:=100-(ABS([.D15]-[.J15])/[.D15])*100" office:value-type="float" office:value="83.3333333333333" calcext:value-type="float">
            <text:p>83,33</text:p>
          </table:table-cell>
          <table:table-cell table:formula="of:=AVERAGE([.K15:.L15])" office:value-type="float" office:value="91.6666666666667" calcext:value-type="float">
            <text:p>91,67</text:p>
          </table:table-cell>
          <table:table-cell table:number-columns-repeated="2"/>
        </table:table-row>
        <table:table-row table:style-name="ro2">
          <table:table-cell office:value-type="time" office:time-value="PT15H42M00S" calcext:value-type="time">
            <text:p>15:42: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100-ABS(([.C16]-[.B16])/[.B16])*100" office:value-type="float" office:value="100" calcext:value-type="float">
            <text:p>100,00</text:p>
          </table:table-cell>
          <table:table-cell table:formula="of:=100-ABS(([.E16]-[.D16])/[.D16])*100" office:value-type="float" office:value="100" calcext:value-type="float">
            <text:p>100,00</text:p>
          </table:table-cell>
          <table:table-cell table:formula="of:=AVERAGE([.F16:.G16])" office:value-type="float" office:value="100" calcext:value-type="float">
            <text:p>100,0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formula="of:=100-(ABS([.B16]-[.I16])/[.B16])*100" office:value-type="float" office:value="100" calcext:value-type="float">
            <text:p>100,00</text:p>
          </table:table-cell>
          <table:table-cell table:formula="of:=100-(ABS([.D16]-[.J16])/[.D16])*100" office:value-type="float" office:value="100" calcext:value-type="float">
            <text:p>100,00</text:p>
          </table:table-cell>
          <table:table-cell table:formula="of:=AVERAGE([.K16:.L16])" office:value-type="float" office:value="100" calcext:value-type="float">
            <text:p>100,00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TOTALE/MEDIA</text:p>
          </table:table-cell>
          <table:table-cell table:style-name="ce21" table:formula="of:=SUM([.B4:.B16])" office:value-type="float" office:value="98" calcext:value-type="float">
            <text:p>98</text:p>
          </table:table-cell>
          <table:table-cell table:style-name="ce21" table:formula="of:=SUM([.C4:.C16])" office:value-type="float" office:value="96" calcext:value-type="float">
            <text:p>96</text:p>
          </table:table-cell>
          <table:table-cell table:style-name="ce21" table:formula="of:=SUM([.D4:.D16])" office:value-type="float" office:value="84" calcext:value-type="float">
            <text:p>84</text:p>
          </table:table-cell>
          <table:table-cell table:style-name="ce21" table:formula="of:=SUM([.E4:.E16])" office:value-type="float" office:value="84" calcext:value-type="float">
            <text:p>84</text:p>
          </table:table-cell>
          <table:table-cell table:style-name="ce23" table:formula="of:=100-ABS(([.C17]-[.B17])/[.B17])*100" office:value-type="float" office:value="97.9591836734694" calcext:value-type="float">
            <text:p>97,96</text:p>
          </table:table-cell>
          <table:table-cell table:style-name="ce25" table:formula="of:=100-ABS(([.E17]-[.D17])/[.D17])*100" office:value-type="float" office:value="100" calcext:value-type="float">
            <text:p>100,00</text:p>
          </table:table-cell>
          <table:table-cell table:style-name="ce28" table:formula="of:=AVERAGE([.H4:.H16])" office:value-type="float" office:value="95.1129426129426" calcext:value-type="float">
            <text:p>95,11</text:p>
          </table:table-cell>
          <table:table-cell table:style-name="ce21" table:formula="of:=SUM([.I4:.I16])" office:value-type="float" office:value="94" calcext:value-type="float">
            <text:p>94</text:p>
          </table:table-cell>
          <table:table-cell table:style-name="ce21" table:formula="of:=SUM([.J4:.J16])" office:value-type="float" office:value="79" calcext:value-type="float">
            <text:p>79</text:p>
          </table:table-cell>
          <table:table-cell table:style-name="ce23" table:formula="of:=100-(ABS([.B17]-[.I17])/[.B17])*100" office:value-type="float" office:value="95.9183673469388" calcext:value-type="float">
            <text:p>95,92</text:p>
          </table:table-cell>
          <table:table-cell table:style-name="ce25" table:formula="of:=100-(ABS([.D17]-[.J17])/[.D17])*100" office:value-type="float" office:value="94.0476190476191" calcext:value-type="float">
            <text:p>94,05</text:p>
          </table:table-cell>
          <table:table-cell table:style-name="ce28" table:formula="of:=AVERAGE([.M4:.M16])" office:value-type="float" office:value="90.8545621045621" calcext:value-type="float">
            <text:p>90,85</text:p>
          </table:table-cell>
          <table:table-cell table:number-columns-repeated="2"/>
        </table:table-row>
        <table:table-row table:style-name="ro2">
          <table:table-cell table:style-name="ce2"/>
          <table:table-cell table:style-name="Default" table:number-columns-repeated="4"/>
          <table:table-cell table:style-name="ce8" table:number-columns-repeated="2"/>
          <table:table-cell table:style-name="Default"/>
          <table:table-cell table:style-name="ce8" table:number-columns-repeated="3"/>
          <table:table-cell table:style-name="Default" table:number-columns-repeated="2"/>
          <table:table-cell table:number-columns-repeated="2"/>
        </table:table-row>
        <calcext:conditional-formats>
          <calcext:conditional-format calcext:target-range-address="Foglio1.H5:Foglio1.H16">
            <calcext:condition calcext:apply-style-name="Senza nome1" calcext:value="between(85,100)" calcext:base-cell-address="Foglio1.H5"/>
            <calcext:condition calcext:apply-style-name="Senza nome2" calcext:value="between(70,85)" calcext:base-cell-address="Foglio1.H5"/>
          </calcext:conditional-format>
          <calcext:conditional-format calcext:target-range-address="Foglio1.H4:Foglio1.H16">
            <calcext:condition calcext:apply-style-name="Senza nome1" calcext:value="between(85,100)" calcext:base-cell-address="Foglio1.H4"/>
            <calcext:condition calcext:apply-style-name="Senza nome2" calcext:value="between(70,85)" calcext:base-cell-address="Foglio1.H4"/>
          </calcext:conditional-format>
          <calcext:conditional-format calcext:target-range-address="Foglio1.M4:Foglio1.M16">
            <calcext:condition calcext:apply-style-name="Senza nome3" calcext:value="between(85,100)" calcext:base-cell-address="Foglio1.M4"/>
            <calcext:condition calcext:apply-style-name="Senza nome4" calcext:value="between(70,85)" calcext:base-cell-address="Foglio1.M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able-cell-properties fo:background-color="#00aaad"/>
    </style:style>
    <style:style style:name="Senza_20_nome2" style:display-name="Senza nome2" style:family="table-cell" style:parent-style-name="Default">
      <style:table-cell-properties fo:background-color="#72bf44"/>
    </style:style>
    <style:style style:name="Senza_20_nome3" style:display-name="Senza nome3" style:family="table-cell" style:parent-style-name="Default">
      <style:table-cell-properties fo:background-color="#00aaad"/>
    </style:style>
    <style:style style:name="Senza_20_nome4" style:display-name="Senza nome4" style:family="table-cell" style:parent-style-name="Default">
      <style:table-cell-properties fo:background-color="#72bf44"/>
    </style:style>
    <style:style style:name="Senza_20_nome5" style:display-name="Senza nome5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15:41:49.65435688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26:57.461868062</meta:creation-date>
    <dc:date>2018-10-11T15:46:58.368207069</dc:date>
    <meta:editing-duration>PT5M46S</meta:editing-duration>
    <meta:editing-cycles>2</meta:editing-cycles>
    <meta:generator>LibreOffice/6.0.6.2$Linux_X86_64 LibreOffice_project/00m0$Build-2</meta:generator>
    <meta:document-statistic meta:table-count="1" meta:cell-count="200" meta:object-count="0"/>
  </office:meta>
</office:document-meta>
</file>